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7.116cm"/>
    </style:style>
    <style:style style:name="co5" style:family="table-column">
      <style:table-column-properties fo:break-before="auto" style:column-width="7.4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 style:shrink-to-fit="fals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-nov</text:p>
          </table:table-cell>
          <table:table-cell table:style-name="ce7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number-columns-repeated="5"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What is LINU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istory of LINU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enefits of LINU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at is terminal?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ructure of LINUX O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inux Distribu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inux licensin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inux Directori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at are commands and shell?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wd,ls and cd commands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8-nov</text:p>
          </table:table-cell>
          <table:table-cell table:style-name="ce7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ous rmdir command op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inux fil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ile comma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uch command op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m command</text:p>
          </table:table-cell>
          <table:table-cell table:number-columns-repeated="6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ubuntu version command (lsb_release <text:s/>-a)</text:p>
          </table:table-cell>
          <table:table-cell table:number-columns-repeated="6"/>
        </table:table-row>
        <table:table-row table:style-name="ro1">
          <table:table-cell table:style-name="ce3" table:number-columns-repeated="4"/>
          <table:table-cell table:number-columns-repeated="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-nov</text:p>
          </table:table-cell>
          <table:table-cell table:style-name="ce4" office:value-type="string" calcext:value-type="string">
            <text:p>9-nov-2016.odt</text:p>
          </table:table-cell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Github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p command</text:p>
          </table:table-cell>
          <table:table-cell table:style-name="ce2"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mv command</text:p>
          </table:table-cell>
          <table:table-cell table:style-name="ce2"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man command</text:p>
          </table:table-cell>
          <table:table-cell table:style-name="ce2" office:value-type="string" calcext:value-type="string">
            <text:p>What is github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at command</text:p>
          </table:table-cell>
          <table:table-cell table:style-name="ce2"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tac command</text:p>
          </table:table-cell>
          <table:table-cell table:style-name="ce2" office:value-type="string" calcext:value-type="string">
            <text:p>What is repository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grep command</text:p>
          </table:table-cell>
          <table:table-cell table:style-name="ce2" office:value-type="string" calcext:value-type="string">
            <text:p>Steps to install git 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wc command</text:p>
          </table:table-cell>
          <table:table-cell table:style-name="ce2"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ort command</text:p>
          </table:table-cell>
          <table:table-cell table:style-name="ce2" office:value-type="string" calcext:value-type="string">
            <text:p>command to update gi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zip and unzip files and directories</text:p>
          </table:table-cell>
          <table:table-cell table:style-name="ce2" office:value-type="string" calcext:value-type="string">
            <text:p>create repository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who command</text:p>
          </table:table-cell>
          <table:table-cell table:style-name="ce2"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ho am i command</text:p>
          </table:table-cell>
          <table:table-cell table:style-name="ce2"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d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sswd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hmod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i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ree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ead and tail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oweroff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boot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-nov</text:p>
          </table:table-cell>
          <table:table-cell table:style-name="ce8" office:value-type="string" calcext:value-type="string">
            <text:p>10-nov-2016.odt</text:p>
          </table:table-cell>
          <table:table-cell table:style-name="ce6" office:value-type="string" calcext:value-type="string">
            <text:p>nano command</text:p>
          </table:table-cell>
          <table:table-cell table:style-name="ce9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initialize it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add data 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commit or save it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add remote name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push data to repository</text:p>
          </table:table-cell>
          <table:table-cell table:number-columns-repeated="5"/>
        </table:table-row>
        <table:table-row table:style-name="ro4">
          <table:table-cell table:style-name="ce6" table:number-columns-repeated="4"/>
          <table:table-cell table:style-name="ce6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4">
          <table:table-cell table:number-columns-repeated="4"/>
          <table:table-cell table:style-name="ce6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3:39:03.180166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10T14:01:24.005569919</dc:date>
    <meta:editing-duration>PT15H58M38S</meta:editing-duration>
    <meta:editing-cycles>29</meta:editing-cycles>
    <meta:generator>LibreOffice/4.2.8.2$Linux_x86 LibreOffice_project/420m0$Build-2</meta:generator>
    <meta:document-statistic meta:table-count="1" meta:cell-count="81" meta:object-count="0"/>
  </office:meta>
</office:document-meta>
</file>